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officeooo:rsid="000cca63"/>
    </style:style>
    <style:style style:name="T2" style:family="text">
      <style:text-properties style:font-name="Times New Roman1" officeooo:rsid="000cca63"/>
    </style:style>
    <style:style style:name="T3" style:family="text">
      <style:text-properties style:font-name="Times New Roman1" officeooo:rsid="000e2980"/>
    </style:style>
    <style:style style:name="T4" style:family="text">
      <style:text-properties style:font-name="Times New Roman1" officeooo:rsid="000e3a03"/>
    </style:style>
    <style:style style:name="T5" style:family="text">
      <style:text-properties officeooo:rsid="000e2980"/>
    </style:style>
    <style:style style:name="T6" style:family="text">
      <style:text-properties officeooo:rsid="000e3a03"/>
    </style:style>
    <style:style style:name="T7" style:family="text">
      <style:text-properties fo:font-variant="small-caps" officeooo:rsid="000f1b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74. </text:span><text:span text:style-name="T2">[…]</text:span><text:span text:style-name="T1"> « Or m'escoute, et je te dirai la senefiance del lis et de la rose. Li lis que tu veïs devant la rose senefie Eve nostre premiere mere qui fu conmencemens et racine de cest monde ; et le pechié qu'ele fist des lors qu'ele estoit em paradis, par coi toute dolour et toute misere fu otroié a son lignage et a la branche qui descendi de lui, autresi senefie l'aigue qui de haut chaoit et nientioit les roses del rosier. Et a droit fu Eve nostre premiere mere en flour de lis et em blanchour : car ele estoit virgene et nete de cors, sans corrupcion quant ele chaï em pechié par innobedience. Par les roses pués tu entendre les prophetes et les prodomes qui furent en vie devant la Passion Jhesu Crist, qui si compererent premierement le pechié de Eve nostre premiere mere, car il en furent bouté en infer et mis en la subjection a l'anemi ausi com s'il fuissent li plus desloial del siecle.</text:span></text:p>
      <text:p text:style-name="P1"><text:tab/><text:span text:style-name="T3">§</text:span><text:span text:style-name="T5"> 475. « Par le rosier dois tu entendre le monde ; car tout ausi come li rosiers est poignans et esgratine ceus qui entour lui repairent, ausi fait li mondes car il point jusques au cuer ceus qui a lui s'aerdent si durement qu'il ne se delitent en els fors es choses del monde ; bien sont cil en parfont point qui tant entendent as delis et as choses del monde qu'il en oublient le glorious iretage del ciel. Bien sont cil enlacié des loiiens a l'anemi : car il ne voloient pas la riche pierre preciouse, ains se prendent as ordures et as ramanans des pourciaus. Par les roses qui cheoient del rosier et sechoient et anientissoient, dois tu entendre les bons prophetes et les bons prodomes qui furent en vie devant la Passion Jhesu Crist, qui si compererent premierement le pechié de Evain la nostre premiere mere : car il en furent bouté en infer et mis en la subjection de l'anemi, ausi com s'il fuissent li plus desloial del siecle. Et tant demourerent en cele dolerouse prison que la vraie Flour des flours vint el rosier, c'est Nostre Dame sainte Marie, et fu bele sor toutes dames et sor toutes puceles ; et par la grant bonté de lui s'enombra en li li Sains Esperis en tel maniere que sa virginités n'en fu malmise ne empirie ; dont il avint que tout ausi sauvement com il entra en eissi, si qu'ele ne fu avilenie ne violee a l'enfanter plus qu'ele ot esté au concevoir, et ensi fu ele virge avant et aprés, a concevoir et a enfanter, ausi come la rose qui estoit issue del rosier, qui si estoit bele.</text:span></text:p>
      <text:p text:style-name="P1"><text:tab/><text:span text:style-name="T4">§</text:span><text:span text:style-name="T6"> 476. « Quant cil fu nés qui estoit Rois des rois, si demoura en terre en char mortel .</text:span><text:span text:style-name="T7">xxxii</text:span><text:span text:style-name="T6">. ans et plus, si povres par samblant que li anemis ne le connut pas, ains quidoit qu'il fust hom mortels com uns autres, et l'essaiia en .</text:span><text:span text:style-name="T7">iii</text:span><text:span text:style-name="T6">. manieres, mais il le trouva si dur encontre lui qu'il nel potde riens plaissier. Et au daerrain quant il quida del tout avoir gaaingnié, le fist il par ses enortemens metre en crois et sousfrir angoissouse mort. Mais pour ce qu'il estoit Dix n'ot il garde, ains resuscita au tiers jour et s'en ala en infer et osta de la dolerouse prison ciaus qui a tort i avoient esté mis, et les amena en sa gloire. Ce fu cele figure qui issi de la rose qui se combati tant com il fu en terre, ou se tu vels tu dois entendre par le serpent le mort a qui il se combati en la crois, quant il le vainqui en morant ; car en morant, sans faille vainqui il la mort et ramena vie au monde. Ausi come je t'ai dit porta la bone eüree Marie le fil Diu, car ele fu virgene avant et aprés, et fu jointe ausi come la rose la ou il couvient que toutes autres femes soient aouverte ; et encore pour plus estre asseür de ceste chose ce dist la vois : ce est la senefiance de la Virgene que tu ne dois pas avoir avoc toi, pour ce que tu n'estoies ne bauptiziés ne levés el saint flun que on apele bauptesme de crestient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17:22:19.384504433</meta:creation-date>
    <dc:date>2015-05-22T18:33:59.322165871</dc:date>
    <dc:creator>Gauthier </dc:creator>
    <meta:editing-duration>PT50M36S</meta:editing-duration>
    <meta:editing-cycles>4</meta:editing-cycles>
    <meta:generator>LibreOffice/4.2.7.2$Linux_X86_64 LibreOffice_project/420m0$Build-2</meta:generator>
    <meta:document-statistic meta:table-count="0" meta:image-count="0" meta:object-count="0" meta:page-count="1" meta:paragraph-count="3" meta:word-count="723" meta:character-count="3738" meta:non-whitespace-character-count="3015"/>
  </office:meta>
</office:document-meta>
</file>